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Source Sans Pro" svg:font-family="'Source Sans Pro', sans-serif"/>
    <style:font-face style:name="Tahoma1" svg:font-family="Tahoma"/>
    <style:font-face style:name="monospace1" svg:font-family="monospace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use-window-font-color="true" fo:language="ru" fo:country="RU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fo:language="ru" fo:country="RU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language="en" fo:country="US" fo:font-weight="normal" fo:background-color="#ffff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language="ru" fo:country="RU" fo:font-style="normal" fo:font-weight="bold"/>
    </style:style>
    <style:style style:name="P15" style:family="paragraph" style:parent-style-name="Standard">
      <style:paragraph-properties fo:text-align="start" style:justify-single-word="false"/>
      <style:text-properties fo:color="#800000" fo:language="en" fo:country="US" fo:font-weight="bol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fo:language="ru" fo:country="RU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en" fo:country="US"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fo:language="ru" fo:country="RU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ru" fo:country="RU"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/>
    </style:style>
    <style:style style:name="P22" style:family="paragraph" style:parent-style-name="Standard">
      <style:paragraph-properties fo:text-align="start" style:justify-single-word="false"/>
      <style:text-properties fo:language="en" fo:country="US"/>
    </style:style>
    <style:style style:name="P23" style:family="paragraph" style:parent-style-name="Standard">
      <style:paragraph-properties fo:text-align="start" style:justify-single-word="false"/>
      <style:text-properties fo:color="#800000"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Text_20_body">
      <style:text-properties fo:language="ru" fo:country="RU"/>
    </style:style>
    <style:style style:name="T1" style:family="text">
      <style:text-properties fo:font-variant="normal" fo:text-transform="none" fo:color="#445588" style:font-name="monospace" fo:font-size="12pt" fo:letter-spacing="normal" fo:font-style="normal" fo:font-weight="bold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language="en" fo:country="US"/>
    </style:style>
    <style:style style:name="T4" style:family="text">
      <style:text-properties fo:font-variant="normal" fo:text-transform="none" fo:color="#000000" style:font-name="monospace" fo:font-size="12pt" fo:letter-spacing="normal" fo:font-style="normal"/>
    </style:style>
    <style:style style:name="T5" style:family="text">
      <style:text-properties fo:font-variant="normal" fo:text-transform="none" fo:color="#000000" style:font-name="monospace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monospace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monospace" fo:font-size="12pt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font-name="monospace" fo:font-size="12pt" fo:letter-spacing="normal" fo:language="en" fo:country="US" fo:font-style="normal" fo:font-weight="bold"/>
    </style:style>
    <style:style style:name="T9" style:family="text">
      <style:text-properties fo:font-variant="normal" fo:text-transform="none" fo:color="#000000" style:font-name="monospace" fo:letter-spacing="normal" fo:language="en" fo:country="US" fo:font-style="normal" fo:font-weight="normal" fo:background-color="#d2e1dd"/>
    </style:style>
    <style:style style:name="T10" style:family="text">
      <style:text-properties fo:font-variant="normal" fo:text-transform="none" fo:color="#000000" style:font-name="Helvetica" fo:font-size="12pt" fo:letter-spacing="normal" fo:language="en" fo:country="US" fo:font-style="normal" fo:font-weight="normal"/>
    </style:style>
    <style:style style:name="T11" style:family="text">
      <style:text-properties fo:font-variant="normal" fo:text-transform="none" fo:color="#990000" style:font-name="monospace" fo:font-size="12pt" fo:letter-spacing="normal" fo:font-style="normal" fo:font-weight="bold"/>
    </style:style>
    <style:style style:name="T12" style:family="text">
      <style:text-properties fo:font-variant="normal" fo:text-transform="none" fo:color="#990000" style:font-name="monospace" fo:font-size="12pt" fo:letter-spacing="normal" fo:language="en" fo:country="US" fo:font-style="normal" fo:font-weight="bold"/>
    </style:style>
    <style:style style:name="T13" style:family="text">
      <style:text-properties fo:font-variant="normal" fo:text-transform="none" fo:color="#008080" style:font-name="monospace" fo:font-size="12pt" fo:letter-spacing="normal" fo:font-style="normal" fo:font-weight="normal"/>
    </style:style>
    <style:style style:name="T14" style:family="text">
      <style:text-properties fo:font-variant="normal" fo:text-transform="none" fo:color="#008080" style:font-name="monospace" fo:font-size="12pt" fo:letter-spacing="normal" fo:language="en" fo:country="US" fo:font-style="normal" fo:font-weight="normal"/>
    </style:style>
    <style:style style:name="T15" style:family="text">
      <style:text-properties fo:font-variant="normal" fo:text-transform="none" fo:color="#0086b3" style:font-name="monospace" fo:font-size="12pt" fo:letter-spacing="normal" fo:font-style="normal" fo:font-weight="normal"/>
    </style:style>
    <style:style style:name="T16" style:family="text">
      <style:text-properties fo:font-variant="normal" fo:text-transform="none" fo:color="#009999" style:font-name="monospace" fo:font-size="12pt" fo:letter-spacing="normal" fo:font-style="normal"/>
    </style:style>
    <style:style style:name="T17" style:family="text">
      <style:text-properties fo:font-variant="normal" fo:text-transform="none" fo:color="#009999" style:font-name="monospace" fo:font-size="12pt" fo:letter-spacing="normal" fo:font-style="normal" fo:font-weight="normal"/>
    </style:style>
    <style:style style:name="T18" style:family="text">
      <style:text-properties fo:font-variant="normal" fo:text-transform="none" fo:color="#009999" style:font-name="monospace" fo:font-size="12pt" fo:letter-spacing="normal" fo:language="en" fo:country="US" fo:font-style="normal" fo:font-weight="normal"/>
    </style:style>
    <style:style style:name="T19" style:family="text">
      <style:text-properties fo:font-variant="normal" fo:text-transform="none" fo:color="#000080" style:font-name="monospace" fo:font-size="12pt" fo:letter-spacing="normal" fo:font-style="normal"/>
    </style:style>
    <style:style style:name="T20" style:family="text">
      <style:text-properties fo:font-variant="normal" fo:text-transform="none" fo:color="#dd1144" style:font-name="monospace" fo:font-size="12pt" fo:letter-spacing="normal" fo:font-style="normal" fo:font-weight="normal"/>
    </style:style>
    <style:style style:name="T21" style:family="text">
      <style:text-properties fo:font-variant="normal" fo:text-transform="none" fo:color="#dd1144" style:font-name="monospace" fo:font-size="12pt" fo:letter-spacing="normal" fo:language="en" fo:country="US" fo:font-style="normal" fo:font-weight="normal"/>
    </style:style>
    <style:style style:name="T22" style:family="text">
      <style:text-properties fo:font-variant="normal" fo:text-transform="none" fo:color="#dd1144" fo:letter-spacing="normal"/>
    </style:style>
    <style:style style:name="T23" style:family="text">
      <style:text-properties fo:font-variant="normal" fo:text-transform="none" fo:color="#3c5d5d" style:font-name="monospace" fo:font-size="12pt" fo:letter-spacing="normal" fo:font-style="normal" fo:font-weight="bold"/>
    </style:style>
    <style:style style:name="T24" style:family="text">
      <style:text-properties fo:font-variant="normal" fo:text-transform="none" fo:color="#0055aa" style:text-line-through-style="none" style:font-name="monospace1" fo:font-size="9.75pt" fo:letter-spacing="normal" fo:font-style="normal" style:text-underline-style="none" style:text-blinking="false"/>
    </style:style>
    <style:style style:name="T25" style:family="text">
      <style:text-properties fo:font-variant="normal" fo:text-transform="none" fo:color="#0055aa" style:text-line-through-style="none" style:font-name="monospace1" fo:font-size="12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055aa" style:text-line-through-style="none" style:font-name="monospace1" fo:font-size="12pt" fo:letter-spacing="normal" fo:font-style="normal" style:text-underline-style="none" style:text-blinking="false"/>
    </style:style>
    <style:style style:name="T27" style:family="text">
      <style:text-properties fo:font-variant="normal" fo:text-transform="none" fo:color="#484c55" style:font-name="Source Sans Pro" fo:font-size="12pt" fo:letter-spacing="normal" fo:font-style="normal"/>
    </style:style>
    <style:style style:name="T28" style:family="text">
      <style:text-properties fo:font-variant="normal" fo:text-transform="none" fo:color="#484c55" style:font-name="Source Sans Pro" fo:font-size="12pt" fo:letter-spacing="normal" fo:font-style="normal" fo:font-weight="normal"/>
    </style:style>
    <style:style style:name="T29" style:family="text">
      <style:text-properties fo:language="en" fo:country="US"/>
    </style:style>
    <style:style style:name="T30" style:family="text">
      <style:text-properties fo:language="ru" fo:country="RU"/>
    </style:style>
    <style:style style:name="T31" style:family="text">
      <style:text-properties fo:color="#800000"/>
    </style:style>
    <style:style style:name="T32" style:family="text">
      <style:text-properties fo:color="#800000" fo:language="en" fo:country="US"/>
    </style:style>
    <style:style style:name="T33" style:family="text">
      <style:text-properties fo:color="#800000" fo:language="en" fo:country="US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800000" fo:language="ru" fo:country="RU" fo:font-weight="bold" style:font-weight-asian="bold" style:font-weight-complex="bold"/>
    </style:style>
    <style:style style:name="T36" style:family="text">
      <style:text-properties fo:background-color="#ffff00"/>
    </style:style>
    <style:style style:name="T37" style:family="text">
      <style:text-properties fo:color="#ff0000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style:use-window-font-color="true" fo:language="ru" fo:country="RU" fo:font-weight="normal" style:font-weight-asian="normal" style:font-weight-complex="normal"/>
    </style:style>
    <style:style style:name="T40" style:family="text">
      <style:text-properties style:use-window-font-color="true"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ментирование: //, /**/<text:span text:style-name="T29">(/**/ </text:span>будет сохраняться в <text:span text:style-name="T29">css </text:span>файле, // - не будет<text:span text:style-name="T29">)</text:span></text:p>
      <text:p text:style-name="P3">Импорт</text:p>
      <text:p text:style-name="P2">@import "foo.css";</text:p>
      <text:p text:style-name="P2">@import "foo" screen;</text:p>
      <text:p text:style-name="P2">@import "http://foo.com/bar";</text:p>
      <text:p text:style-name="P2">@import url(foo);</text:p>
      <text:p text:style-name="P2">скомпилируется в</text:p>
      <text:p text:style-name="P2">@import "foo.css";</text:p>
      <text:p text:style-name="P2">@import "foo" screen;</text:p>
      <text:p text:style-name="P2">@import "http://foo.com/bar";</text:p>
      <text:p text:style-name="P2">@import url(foo);</text:p>
      <text:p text:style-name="P2">В остальных случаях импортирует <text:span text:style-name="T29">scss </text:span>файл</text:p>
      <text:p text:style-name="P2">Файл с _ нужно импортировать без указания _</text:p>
      <text:p text:style-name="P7">@media</text:p>
      <text:p text:style-name="P2">Можно вкладывать внутрь селектора, что уменьшает написание повторяющихся селекторов:</text:p>
      <text:p text:style-name="P2">.sidebar {</text:p>
      <text:p text:style-name="P2"><text:tab/>width: 300px;</text:p>
      <text:p text:style-name="P2"><text:tab/>@media screen and (orientation: landscape) {</text:p>
      <text:p text:style-name="P2"><text:tab/><text:tab/>width: 500px;</text:p>
      <text:p text:style-name="P2"><text:tab/>}</text:p>
      <text:p text:style-name="P2">}</text:p>
      <text:p text:style-name="P2">Могут вкладываться друг в друга(в итоговом виде они будут объединяться в одну со словом <text:span text:style-name="T29">and - @media screen and (orientation: landscape)</text:span>)</text:p>
      <text:p text:style-name="P2"/>
      <text:p text:style-name="P3">Переменные: <text:span text:style-name="T33">$</text:span><text:span text:style-name="T29">width: 10px;</text:span></text:p>
      <text:p text:style-name="P1"><text:span text:style-name="T10">Переменные доступны только в пределах того уровня вложенности селекторов, на котором они определены. Если они определяются вне каких-либо вложенных селекторов, они доступны глобально</text:span><text:span text:style-name="T29"> </text:span></text:p>
      <text:p text:style-name="P1">если нужно сделать <text:span text:style-name="T36">переменную глобальной</text:span> - <text:span text:style-name="T29">$width: 10px </text:span><text:span text:style-name="T33">!global</text:span><text:span text:style-name="T29">;</text:span></text:p>
      <text:p text:style-name="P5">$main-width === $main_width</text:p>
      <text:p text:style-name="P1">Можно использовать переменные по умолчанию:</text:p>
      <text:p text:style-name="P5">$a: 'sdfsdf' <text:span text:style-name="T38">!default</text:span>;</text:p>
      <text:p text:style-name="P1">Если ранее была определена переменная <text:span text:style-name="T29">$a, </text:span>то будет использоваться ранее определенная. Если выше не была определена <text:span text:style-name="T29">$a, </text:span>то при обращении к ней — используется с <text:span text:style-name="T29">default.</text:span></text:p>
      <text:p text:style-name="P3">Типы данных</text:p>
      <text:p text:style-name="P1">числа, текст, цвета, <text:span text:style-name="T29">null, boolean, </text:span>списки значений <text:span text:style-name="T29">(2px 3px 2px), массивы(map) —</text:span> <text:span text:style-name="T29">{key1: val1, key2: val2}</text:span></text:p>
      <text:p text:style-name="P3">Списки — операции:</text:p>
      <text:p text:style-name="P1"><text:span text:style-name="T34">nth</text:span>(доступ к заданному элементу в списке) — <text:span text:style-name="T29">nth(10px 2px 1px, 2) → 2px</text:span></text:p>
      <text:p text:style-name="P1"><text:span text:style-name="T34">join</text:span>(объединение списков) — <text:span text:style-name="T29">join(1px 2px, 2px 3px) → <text:s/>1px 2px 2px 3px</text:span></text:p>
      <text:p text:style-name="P1"><text:span text:style-name="T34">append</text:span>(добавить в список) — <text:span text:style-name="T29">append(1px 2px, 4px) → <text:s/>1px 2px 4px</text:span></text:p>
      <text:p text:style-name="P1"><text:span text:style-name="T12">append</text:span><text:span text:style-name="T7">(</text:span><text:span text:style-name="T18">10px</text:span><text:span text:style-name="T3"> </text:span><text:span text:style-name="T18">20px</text:span><text:span text:style-name="T8">,</text:span><text:span text:style-name="T3"> </text:span><text:span text:style-name="T18">30px</text:span><text:span text:style-name="T3"> </text:span><text:span text:style-name="T18">40px</text:span><text:span text:style-name="T7">)</text:span><text:span text:style-name="T3"> </text:span><text:span text:style-name="T8">=&gt;</text:span><text:span text:style-name="T3"> </text:span><text:span text:style-name="T18">10px</text:span><text:span text:style-name="T3"> </text:span><text:span text:style-name="T12">20px</text:span><text:span text:style-name="T3"> </text:span><text:span text:style-name="T7">(</text:span><text:span text:style-name="T18">30px</text:span><text:span text:style-name="T3"> </text:span><text:span text:style-name="T18">40px</text:span><text:span text:style-name="T7">)</text:span><text:span text:style-name="T29"> </text:span></text:p>
      <text:p text:style-name="P3">Массивы</text:p>
      <text:p text:style-name="P6"><text:span text:style-name="T34">map</text:span><text:span text:style-name="T35">-get</text:span><text:span text:style-name="T30">(получить элемент) - </text:span></text:p>
      <text:p text:style-name="P6"><text:span text:style-name="T34">map</text:span><text:span text:style-name="T35">-merge</text:span><text:span text:style-name="T30">(объединить массивы) - </text:span></text:p>
      <text:p text:style-name="P2">Работа с циклом:</text:p>
      <text:p text:style-name="P2"><text:span text:style-name="T34">$status-colors</text:span>: (</text:p>
      <text:p text:style-name="P2"><text:s text:c="2"/>primary: #000,</text:p>
      <text:p text:style-name="P2"><text:s text:c="2"/>success: #27BA6C,</text:p>
      <text:p text:style-name="P2"><text:s text:c="2"/>info: #03a9f4,</text:p>
      <text:p text:style-name="P2"><text:s text:c="2"/>warning: #FF8833,</text:p>
      <text:p text:style-name="P2"><text:s text:c="2"/>danger: #ff1a1a</text:p>
      <text:p text:style-name="P2">);</text:p>
      <text:p text:style-name="P2"/>
      <text:p text:style-name="P2">.message {</text:p>
      <text:p text:style-name="P2"><text:s text:c="2"/>@each <text:span text:style-name="T34">$status, $color in $status-colors</text:span> {</text:p>
      <text:p text:style-name="P2"><text:s text:c="4"/>&amp;--#{$status} {</text:p>
      <text:p text:style-name="P2"><text:s text:c="6"/>background: $color;</text:p>
      <text:p text:style-name="P2"><text:soft-page-break/><text:s text:c="4"/>}</text:p>
      <text:p text:style-name="P2"><text:s text:c="2"/>}</text:p>
      <text:p text:style-name="P2">}</text:p>
      <text:p text:style-name="P2"/>
      <text:p text:style-name="P1">Свойства со схожими названиями(в начале) можно прописать:</text:p>
      <text:p text:style-name="P1"><text:span text:style-name="T1">.funky</text:span><text:span text:style-name="T2"> </text:span><text:span text:style-name="T5">{</text:span><text:span text:style-name="T2"> </text:span></text:p>
      <text:p text:style-name="P1"><text:span text:style-name="T6"><text:tab/></text:span><text:span text:style-name="T11">font</text:span><text:span text:style-name="T5">:</text:span><text:span text:style-name="T2"> </text:span><text:span text:style-name="T5">{</text:span><text:span text:style-name="T2"> </text:span><text:span text:style-name="T13">family</text:span><text:span text:style-name="T5">:</text:span><text:span text:style-name="T2"> </text:span><text:span text:style-name="T15">fantasy</text:span><text:span text:style-name="T5">;</text:span><text:span text:style-name="T2"> </text:span><text:span text:style-name="T11">size</text:span><text:span text:style-name="T5">:</text:span><text:span text:style-name="T2"> </text:span><text:span text:style-name="T17">30em</text:span><text:span text:style-name="T5">;</text:span><text:span text:style-name="T2"> </text:span><text:span text:style-name="T13">weight</text:span><text:span text:style-name="T5">:</text:span><text:span text:style-name="T2"> </text:span><text:span text:style-name="T15">bold</text:span><text:span text:style-name="T5">;</text:span><text:span text:style-name="T2"> </text:span><text:span text:style-name="T5">}</text:span><text:span text:style-name="T2"> </text:span></text:p>
      <text:p text:style-name="P1"><text:span text:style-name="T5">}</text:span> </text:p>
      <text:p text:style-name="P1">Можно так:</text:p>
      <text:p text:style-name="P1"><text:span text:style-name="T1">.funky</text:span><text:span text:style-name="T2"> </text:span><text:span text:style-name="T5">{</text:span><text:span text:style-name="T2"> </text:span></text:p>
      <text:p text:style-name="P1"><text:span text:style-name="T6"><text:tab/></text:span><text:span text:style-name="T11">font</text:span><text:span text:style-name="T5">:</text:span><text:span text:style-name="T2"> </text:span><text:span text:style-name="T17">20px</text:span><text:span text:style-name="T6">/</text:span><text:span text:style-name="T17">24px</text:span><text:span text:style-name="T2"> </text:span><text:span text:style-name="T15">fantasy</text:span><text:span text:style-name="T2"> </text:span><text:span text:style-name="T5">{</text:span><text:span text:style-name="T2"> </text:span><text:span text:style-name="T13">weight</text:span><text:span text:style-name="T5">:</text:span><text:span text:style-name="T2"> </text:span><text:span text:style-name="T15">bold</text:span><text:span text:style-name="T5">;</text:span><text:span text:style-name="T2"> </text:span><text:span text:style-name="T5">}</text:span></text:p>
      <text:p text:style-name="P1"><text:span text:style-name="T2"><text:s/></text:span><text:span text:style-name="T5">}</text:span> </text:p>
      <text:p text:style-name="P4">Расширение</text:p>
      <text:p text:style-name="P1">Можно расширяться от других(при таком синтаксисе данное правило не будет компилироваться в <text:span text:style-name="T29">css </text:span>файл, только если добавлено в селектор):</text:p>
      <text:p text:style-name="P1"><text:span text:style-name="T13">%for-grids</text:span><text:span text:style-name="T2"> </text:span><text:span text:style-name="T5">{</text:span><text:span text:style-name="T2"> </text:span></text:p>
      <text:p text:style-name="P1"><text:span text:style-name="T6"><text:tab/></text:span><text:span text:style-name="T11">min-height</text:span><text:span text:style-name="T5">:</text:span><text:span text:style-name="T2"> </text:span><text:span text:style-name="T17">1px</text:span><text:span text:style-name="T5">;</text:span><text:span text:style-name="T2"> </text:span></text:p>
      <text:p text:style-name="P1"><text:span text:style-name="T6"><text:tab/></text:span><text:span text:style-name="T11">position</text:span><text:span text:style-name="T5">:</text:span><text:span text:style-name="T2"> </text:span><text:span text:style-name="T15">relative</text:span><text:span text:style-name="T5">;</text:span><text:span text:style-name="T2"> </text:span></text:p>
      <text:p text:style-name="P1"><text:span text:style-name="T5">}</text:span> </text:p>
      <text:p text:style-name="P1">.<text:span text:style-name="T29">className {</text:span></text:p>
      <text:p text:style-name="P5"><text:s text:c="4"/>@extend %for-grids;</text:p>
      <text:p text:style-name="P5">}</text:p>
      <text:p text:style-name="P1">Можно <text:span text:style-name="T37">расширять классы</text:span>:</text:p>
      <text:p text:style-name="P1">.<text:span text:style-name="T29">a1 {…}</text:span></text:p>
      <text:p text:style-name="P5">.a2 {</text:p>
      <text:p text:style-name="P5"><text:s text:c="4"/>@extend .a1;</text:p>
      <text:p text:style-name="P5">}</text:p>
      <text:p text:style-name="P1">Расширять можно не только селекторы, но и свойства:</text:p>
      <text:p text:style-name="P5">a:hover {…}</text:p>
      <text:p text:style-name="P5">.link {</text:p>
      <text:p text:style-name="P5"><text:s text:c="4"/>@extend a:hover;</text:p>
      <text:p text:style-name="P5">}</text:p>
      <text:p text:style-name="P1">Можно несколько <text:span text:style-name="T29">@extend </text:span>прописать в одном селекторе При совпадении стилей преимущество у того расширяемого свойства, которое позже прописано.</text:p>
      <text:p text:style-name="P5">@extend <text:span text:style-name="T30">внедряется в </text:span>@media <text:span text:style-name="T30">только если он </text:span><text:span text:style-name="T35">задан внутри самой</text:span><text:span text:style-name="T30"> </text:span>@media</text:p>
      <text:p text:style-name="P3">Миксины</text:p>
      <text:p text:style-name="P6"><text:span text:style-name="T34">@mixin</text:span> a($b) {</text:p>
      <text:p text:style-name="P6"><text:tab/>color: $b;</text:p>
      <text:p text:style-name="P6">}</text:p>
      <text:p text:style-name="P6">.asd { <text:span text:style-name="T34">@include</text:span> a('blue')}</text:p>
      <text:p text:style-name="P2">Чтобы строка воспринималась не как строка, а как название селектора или не какое-либо действие — использовать интерполяцию - <text:span text:style-name="T33">#{}</text:span></text:p>
      <text:p text:style-name="P2"><text:span text:style-name="T6">@mixin</text:span><text:span text:style-name="T2"> </text:span><text:span text:style-name="T11">firefox-message</text:span><text:span text:style-name="T5">(</text:span><text:span text:style-name="T13">$selector</text:span><text:span text:style-name="T5">)</text:span><text:span text:style-name="T2"> </text:span><text:span text:style-name="T5">{</text:span><text:span text:style-name="T2"> </text:span></text:p>
      <text:p text:style-name="P2"><text:span text:style-name="T5"><text:tab/></text:span><text:span text:style-name="T1">.firefox</text:span><text:span text:style-name="T2"> </text:span><text:span text:style-name="T20">#{</text:span><text:span text:style-name="T13">$selector</text:span><text:span text:style-name="T20">}</text:span><text:span text:style-name="T23">:before</text:span><text:span text:style-name="T2"> </text:span><text:span text:style-name="T5">{</text:span><text:span text:style-name="T2"> </text:span><text:span text:style-name="T11">content</text:span><text:span text:style-name="T5">:</text:span><text:span text:style-name="T2"> </text:span><text:span text:style-name="T20">"Hi, Firefox users!"</text:span><text:span text:style-name="T5">;</text:span><text:span text:style-name="T2"> </text:span><text:span text:style-name="T5">}</text:span><text:span text:style-name="T2"> </text:span></text:p>
      <text:p text:style-name="P2"><text:span text:style-name="T5">}</text:span><text:span text:style-name="T2"> </text:span></text:p>
      <text:p text:style-name="P14"/>
      <text:p text:style-name="P2"><text:span text:style-name="T6">@include</text:span><text:span text:style-name="T2"> </text:span><text:span text:style-name="T23">firefox-message</text:span><text:span text:style-name="T5">(</text:span><text:span text:style-name="T20">".header"</text:span><text:span text:style-name="T5">);</text:span> </text:p>
      <text:p text:style-name="P2">В миксине <text:span text:style-name="T29">name-asd </text:span>=== <text:span text:style-name="T29">name_asd </text:span><text:span text:style-name="T34">в названии миксина</text:span>.</text:p>
      <text:p text:style-name="P2">Миксины могут вызываться в корневом контексте, если не содержат <text:span text:style-name="T29">&amp;. </text:span>Могут <text:span text:style-name="T34">включать другие миксины, самих себя</text:span>.</text:p>
      <text:p text:style-name="Text_20_body">Переменные: <text:span text:style-name="T29">@mixin a($asd, $dfg: 12ps){...}</text:span></text:p>
      <text:p text:style-name="P25">При вызове миксина можно <text:span text:style-name="T36">именовать передаваемые переменные</text:span>, чтобы можно было понять к чему относится конкретное значение:</text:p>
      <text:p text:style-name="P25">.<text:span text:style-name="T29">ahj { @include a($asd: red, $dfg: 10px)}</text:span></text:p>
      <text:p text:style-name="P25"><text:span text:style-name="T29">@mixin a($args...) - </text:span>по аналогии с <text:span text:style-name="T29">Java - </text:span>передаются неограниченное число переменных, которые <text:soft-page-break/>последними идут</text:p>
      <text:p text:style-name="P25">@mixin box-shadow(<text:span text:style-name="T31">$shadows...</text:span>) {</text:p>
      <text:p text:style-name="P25"><text:s text:c="2"/>-moz-box-shadow: $shadows;</text:p>
      <text:p text:style-name="P25"><text:s text:c="2"/>-webkit-box-shadow: $shadows;</text:p>
      <text:p text:style-name="P25"><text:s text:c="2"/>box-shadow: $shadows;</text:p>
      <text:p text:style-name="P25">}</text:p>
      <text:p text:style-name="P25">.shadows {</text:p>
      <text:p text:style-name="P25"><text:s text:c="2"/>@include box-shadow(<text:span text:style-name="T31">0px 4px 5px #666, 2px 6px 10px #999</text:span>);</text:p>
      <text:p text:style-name="P25">}</text:p>
      <text:p text:style-name="P25">@mixin colors(<text:span text:style-name="T34">$text, $background, $border</text:span>) {...}</text:p>
      <text:p text:style-name="P25"/>
      <text:p text:style-name="P25"><text:span text:style-name="T34">$values</text:span>: #ff0000, #00ff00, #0000ff;</text:p>
      <text:p text:style-name="P25">.primary {</text:p>
      <text:p text:style-name="P25"><text:s text:c="2"/>@include colors(<text:span text:style-name="T34">$values...)</text:span>;</text:p>
      <text:p text:style-name="P25">}</text:p>
      <text:p text:style-name="P25">Миксину <text:span text:style-name="T34">можно передавать </text:span><text:span text:style-name="T33">slot</text:span><text:span text:style-name="T29">, </text:span>который будет подставляться в поле<text:span text:style-name="T34"> </text:span><text:span text:style-name="T33">@content</text:span><text:span text:style-name="T29"> </text:span>внутри него:</text:p>
      <text:p text:style-name="P6"><text:span text:style-name="T34">@mixin</text:span> a($b) {</text:p>
      <text:p text:style-name="P6"><text:tab/>body {</text:p>
      <text:p text:style-name="P6"><text:tab/> <text:s text:c="3"/><text:span text:style-name="T34">@content;</text:span></text:p>
      <text:p text:style-name="P6"><text:tab/>}</text:p>
      <text:p text:style-name="P6">}</text:p>
      <text:p text:style-name="P6">.nana {</text:p>
      <text:p text:style-name="P6"><text:s text:c="4"/>@include a <text:span text:style-name="T34">{</text:span></text:p>
      <text:p text:style-name="P15"><text:tab/>#asd {...}</text:p>
      <text:p text:style-name="P15"><text:s text:c="4"/>}</text:p>
      <text:p text:style-name="P6">}</text:p>
      <text:p text:style-name="P2">Получим - <text:span text:style-name="T29">body { #asd {}...}</text:span></text:p>
      <text:p text:style-name="P2">Содержимое <text:span text:style-name="T29">@content </text:span><text:span text:style-name="T36">не имеет доступа к переменным миксина</text:span>.</text:p>
      <text:p text:style-name="P3">Операции <text:span text:style-name="T29">c </text:span>числами</text:p>
      <text:p text:style-name="P2">+,<text:span text:style-name="T29">-,*,/,%, ==, !=, &lt;=, &gt;=, &gt;, &lt;</text:span></text:p>
      <text:p text:style-name="P2">Нельзя работать с данными, у которых несовместимые <text:span text:style-name="T29">типы(px </text:span>и <text:span text:style-name="T29">em)</text:span></text:p>
      <text:p text:style-name="P2"><text:span text:style-name="T10">Не можете работать с числами у которых несовместимы типы данных (например, складывание рх и em) и двух чисел одного типа, перемножение которых даст квадратные единицы ( </text:span><text:span text:style-name="Source_20_Text"><text:span text:style-name="T9">10px * 10px == 100px * px</text:span></text:span><text:span text:style-name="T3"> </text:span><text:span text:style-name="T10">).</text:span><text:span text:style-name="T29"> </text:span></text:p>
      <text:p text:style-name="P2"><text:span text:style-name="T29">/ </text:span>воспринимается как деление в ситуациях:</text:p>
      <text:p text:style-name="P2"><text:span text:style-name="T29">1)</text:span>С переменной - <text:span text:style-name="T29">$width/2</text:span></text:p>
      <text:p text:style-name="P2"><text:span text:style-name="T29">2)</text:span>В круглых скобках — <text:span text:style-name="T29">(500px/2)</text:span></text:p>
      <text:p text:style-name="P2"><text:span text:style-name="T29">3)</text:span>Как часть другого арифметического выражения — 5<text:span text:style-name="T29">px + 8px /2px</text:span></text:p>
      <text:p text:style-name="P2">Если нужно использовать / в <text:span text:style-name="T29">CSS </text:span>свойстве, а не как деление, то интерполяцию — <text:span text:style-name="T29">font: </text:span><text:span text:style-name="T33">#{$font-size}/#{$line-height}</text:span></text:p>
      <text:p text:style-name="P10">Операции с цветами</text:p>
      <text:p text:style-name="P9">Можно складывать цвета</text:p>
      <text:p text:style-name="P9"><text:span text:style-name="T19">p</text:span><text:span text:style-name="T2"> </text:span><text:span text:style-name="T4">{</text:span><text:span text:style-name="T2"> </text:span><text:span text:style-name="T11">color</text:span><text:span text:style-name="T4">:</text:span><text:span text:style-name="T2"> </text:span><text:span text:style-name="T16">#010203</text:span><text:span text:style-name="T2"> </text:span><text:span text:style-name="T6">+</text:span><text:span text:style-name="T2"> </text:span><text:span text:style-name="T16">#040506</text:span><text:span text:style-name="T4">;</text:span><text:span text:style-name="T2"> </text:span><text:span text:style-name="T4">}</text:span> // <text:span text:style-name="T29">p { color: #050709}</text:span></text:p>
      <text:p text:style-name="P9">Можно умножать — <text:span text:style-name="T29">color: #010203 * 2 → #020406</text:span></text:p>
      <text:p text:style-name="P9">Функции с цветами:</text:p>
      <text:p text:style-name="P9">$translucent-red: rgba(255, 0, 0, 0.5);</text:p>
      <text:p text:style-name="P9">p {</text:p>
      <text:p text:style-name="P9"><text:s text:c="2"/>color: <text:span text:style-name="T38">opacify</text:span>($translucent-red, 0.3);</text:p>
      <text:p text:style-name="P9"><text:s text:c="2"/>background-color: <text:span text:style-name="T38">transparentize</text:span>($translucent-red, 0.25);</text:p>
      <text:p text:style-name="P9">}</text:p>
      <text:p text:style-name="P9"><text:soft-page-break/>Получим:</text:p>
      <text:p text:style-name="P9">p {</text:p>
      <text:p text:style-name="P9"><text:s text:c="2"/>color: rgba(255, 0, 0, 0.8);</text:p>
      <text:p text:style-name="P9"><text:s text:c="2"/>background-color: rgba(255, 0, 0, 0.25); }</text:p>
      <text:p text:style-name="P10">Операции со строками</text:p>
      <text:p text:style-name="P9">Допускается конкатенация через +:</text:p>
      <text:p text:style-name="P9">p:before {</text:p>
      <text:p text:style-name="P9"><text:s text:c="2"/>content:<text:span text:style-name="T37"> "Foo " + Bar</text:span>;</text:p>
      <text:p text:style-name="P9"><text:s text:c="2"/>font-family: <text:span text:style-name="T37">sans- + "serif"</text:span>;</text:p>
      <text:p text:style-name="P9">}</text:p>
      <text:p text:style-name="P9">Получаем:</text:p>
      <text:p text:style-name="P9">content: "Foo Bar";</text:p>
      <text:p text:style-name="P9">font-family: sans-serif;</text:p>
      <text:p text:style-name="P8"><text:span text:style-name="T39">Можно интерполировать для динамики - </text:span><text:span text:style-name="T11">content</text:span><text:span text:style-name="T5">:</text:span><text:span text:style-name="T2"> </text:span><text:span text:style-name="T20">"Я съел #{</text:span><text:span text:style-name="T17">5</text:span><text:span text:style-name="T2"> </text:span><text:span text:style-name="T6">+</text:span><text:span text:style-name="T2"> </text:span><text:span text:style-name="T17">10</text:span><text:span text:style-name="T20">}</text:span><text:span text:style-name="T22"> </text:span><text:span text:style-name="T20">пирогов!"</text:span><text:span text:style-name="T5">;</text:span> </text:p>
      <text:p text:style-name="P6">null <text:span text:style-name="T30">обрабатывается как пустая строка</text:span></text:p>
      <text:p text:style-name="P10">Операции с логикой</text:p>
      <text:p text:style-name="P9">Применяется в условных конструкциях:</text:p>
      <text:p text:style-name="P9">.menu li {</text:p>
      <text:p text:style-name="P9"><text:s text:c="4"/>color: #ff0000;</text:p>
      <text:p text:style-name="P9"><text:s text:c="4"/>text-decoration: underline;</text:p>
      <text:p text:style-name="P9"><text:s text:c="4"/>@if <text:span text:style-name="T37">$menuOn == true and $menuDropDown == true</text:span> {</text:p>
      <text:p text:style-name="P9"><text:s text:c="8"/>position:relative;</text:p>
      <text:p text:style-name="P9"><text:s text:c="4"/>}</text:p>
      <text:p text:style-name="P9">}</text:p>
      <text:p text:style-name="P10">Операции со списками</text:p>
      <text:p text:style-name="P9">Действий нет, только функции</text:p>
      <text:p text:style-name="P9"><text:a xlink:type="simple" xlink:href="https://sass-lang.com/documentation/Sass/Script/Functions.html#length-instance_method" text:style-name="Internet_20_link" text:visited-style-name="Visited_20_Internet_20_Link"><text:span text:style-name="T24">length($list)</text:span></text:a> — длина списка</text:p>
      <text:p text:style-name="P10">Функции для массивов</text:p>
      <text:p text:style-name="P16"><text:a xlink:type="simple" xlink:href="https://sass-lang.com/documentation/Sass/Script/Functions.html#map_get-instance_method" text:style-name="Internet_20_link" text:visited-style-name="Visited_20_Internet_20_Link"><text:span text:style-name="T26">map-get($map, $key)</text:span></text:a><text:span text:style-name="T27"> : Returns the value in a map associated with a given key.</text:span></text:p>
      <text:p text:style-name="P17"><text:a xlink:type="simple" xlink:href="https://sass-lang.com/documentation/Sass/Script/Functions.html#map_merge-instance_method" text:style-name="Internet_20_link" text:visited-style-name="Visited_20_Internet_20_Link"><text:span text:style-name="T25">map-merge($map1, $map2)</text:span></text:a><text:span text:style-name="T28"> : Merges two maps together into a new map.</text:span></text:p>
      <text:p text:style-name="P17"><text:a xlink:type="simple" xlink:href="https://sass-lang.com/documentation/Sass/Script/Functions.html#map_remove-instance_method" text:style-name="Internet_20_link" text:visited-style-name="Visited_20_Internet_20_Link"><text:span text:style-name="T25">map-remove($map, $keys…)</text:span></text:a><text:span text:style-name="T28"> : Returns a new map with keys removed.</text:span></text:p>
      <text:p text:style-name="P17"><text:a xlink:type="simple" xlink:href="https://sass-lang.com/documentation/Sass/Script/Functions.html#map_keys-instance_method" text:style-name="Internet_20_link" text:visited-style-name="Visited_20_Internet_20_Link"><text:span text:style-name="T25">map-keys($map)</text:span></text:a><text:span text:style-name="T28"> : Returns a list of all keys in a map.</text:span></text:p>
      <text:p text:style-name="P17"><text:a xlink:type="simple" xlink:href="https://sass-lang.com/documentation/Sass/Script/Functions.html#map_values-instance_method" text:style-name="Internet_20_link" text:visited-style-name="Visited_20_Internet_20_Link"><text:span text:style-name="T25">map-values($map)</text:span></text:a><text:span text:style-name="T28"> : Returns a list of all values in a map.</text:span></text:p>
      <text:p text:style-name="P17"><text:a xlink:type="simple" xlink:href="https://sass-lang.com/documentation/Sass/Script/Functions.html#map_has_key-instance_method" text:style-name="Internet_20_link" text:visited-style-name="Visited_20_Internet_20_Link"><text:span text:style-name="T25">map-has-key($map, $key)</text:span></text:a><text:span text:style-name="T28"> : Returns whether a map has a value associated with a given key.</text:span></text:p>
      <text:p text:style-name="P17"><text:a xlink:type="simple" xlink:href="https://sass-lang.com/documentation/Sass/Script/Functions.html#keywords-instance_method" text:style-name="Internet_20_link" text:visited-style-name="Visited_20_Internet_20_Link"><text:span text:style-name="T25">keywords($args)</text:span></text:a><text:span text:style-name="T28"> : Returns the keywords passed to a function that takes variable arguments.</text:span></text:p>
      <text:p text:style-name="P10">Интерполяция</text:p>
      <text:p text:style-name="P9">Может использоваться также для динамического определения селекторов:</text:p>
      <text:p text:style-name="P11">p.#{$name} {</text:p>
      <text:p text:style-name="P11"><text:s text:c="4"/>#{$attr}-color: blue;</text:p>
      <text:p text:style-name="P9"><text:span text:style-name="T29">}</text:span> </text:p>
      <text:p text:style-name="P8"><text:span text:style-name="T39">Для вставки свойств, чтобы не восприниматься как операцию, а как синтаксис </text:span><text:span text:style-name="T40">CSS - </text:span><text:span text:style-name="T12">font</text:span><text:span text:style-name="T7">:</text:span><text:span text:style-name="T3"> </text:span><text:span text:style-name="T21">#{</text:span><text:span text:style-name="T14">$font-size</text:span><text:span text:style-name="T21">}</text:span><text:span text:style-name="T8">/</text:span><text:span text:style-name="T21">#{</text:span><text:span text:style-name="T14">$line-height</text:span><text:span text:style-name="T21">}</text:span><text:span text:style-name="T7">;</text:span><text:span text:style-name="T29"> </text:span></text:p>
      <text:p text:style-name="P11"/>
      <text:p text:style-name="P10">Условный оператор</text:p>
      <text:p text:style-name="P9">@if &amp; {</text:p>
      <text:p text:style-name="P9"><text:tab/>&amp;:hover {</text:p>
      <text:p text:style-name="P9"><text:tab/> <text:s/>color: red;</text:p>
      <text:p text:style-name="P9"><text:tab/>}</text:p>
      <text:p text:style-name="P9">} @else {</text:p>
      <text:p text:style-name="P9"><text:tab/>a {</text:p>
      <text:p text:style-name="P9"><text:tab/> <text:s/>color: red;</text:p>
      <text:p text:style-name="P9"><text:tab/>}</text:p>
      <text:p text:style-name="P9">}</text:p>
      <text:p text:style-name="P15"><text:soft-page-break/>@if … {} @else if … {} @else {...}</text:p>
      <text:p text:style-name="P11">@if $a == 1 <text:span text:style-name="T34">and</text:span> $b == 1</text:p>
      <text:p text:style-name="P11">@if $a == 1 <text:span text:style-name="T34">or</text:span> $b == 1</text:p>
      <text:p text:style-name="P9">Можно использовать функцию <text:span text:style-name="T33">if()</text:span></text:p>
      <text:p text:style-name="P9">if(условие, значение при <text:span text:style-name="T29">true, </text:span>значение при <text:span text:style-name="T29">false</text:span>)</text:p>
      <text:p text:style-name="P10">Циклы</text:p>
      <text:p text:style-name="P13">@for</text:p>
      <text:p text:style-name="P11"><text:span text:style-name="T30">1.Включая конец </text:span><text:span text:style-name="T34">@for</text:span> $e <text:span text:style-name="T34">from</text:span> 1 <text:span text:style-name="T34">through</text:span> 10 {...}</text:p>
      <text:p text:style-name="P11"><text:span text:style-name="T30">2.Исключая конец </text:span><text:span text:style-name="T34">@for</text:span> $e <text:span text:style-name="T34">from</text:span> 1 <text:span text:style-name="T34">to</text:span> 10 {…}</text:p>
      <text:p text:style-name="P13">@each</text:p>
      <text:p text:style-name="P9">Для прохода по спискам и массивам</text:p>
      <text:p text:style-name="P11"><text:span text:style-name="T34">@each</text:span> $e <text:span text:style-name="T34">in</text:span> $list {…} - <text:span text:style-name="T30">для списка</text:span></text:p>
      <text:p text:style-name="P11"><text:span text:style-name="T34">@each</text:span> $key, $val <text:span text:style-name="T34">in</text:span> $map {…} - <text:span text:style-name="T30">для мапы</text:span></text:p>
      <text:p text:style-name="P11"><text:span text:style-name="T34">@each</text:span> $e<text:span text:style-name="T30">, </text:span>$d, $f <text:span text:style-name="T34">in</text:span> $list, $list2, $list3 {…} - <text:span text:style-name="T30">для списка списков</text:span></text:p>
      <text:p text:style-name="P11">@each <text:span text:style-name="T36">$animal, $color, $cursor in (puma, black, default),</text:span></text:p>
      <text:p text:style-name="P12"><text:s text:c="32"/>(sea-slug, blue, pointer),</text:p>
      <text:p text:style-name="P11"><text:span text:style-name="T36"><text:s text:c="32"/>(egret, white, move)</text:span> {</text:p>
      <text:p text:style-name="P11"><text:s text:c="2"/>.#{$animal}-icon {</text:p>
      <text:p text:style-name="P11"><text:s text:c="4"/>background-image: url('/images/#{$animal}.png');</text:p>
      <text:p text:style-name="P11"><text:s text:c="4"/>border: 2px solid $color;</text:p>
      <text:p text:style-name="P11"><text:s text:c="4"/>cursor: $cursor;</text:p>
      <text:p text:style-name="P11"><text:s text:c="2"/>}</text:p>
      <text:p text:style-name="P11">}</text:p>
      <text:p text:style-name="P13">@while</text:p>
      <text:p text:style-name="P11">$i: 6;</text:p>
      <text:p text:style-name="P11">@while $i &gt; 0 {</text:p>
      <text:p text:style-name="P11"><text:s text:c="2"/>.item-#{$i} { width: 2em * $i; }</text:p>
      <text:p text:style-name="P11"><text:s text:c="2"/>$i: $i - 2;</text:p>
      <text:p text:style-name="P11">}</text:p>
      <text:p text:style-name="P10">Директивы</text:p>
      <text:p text:style-name="P11">@at-root – <text:span text:style-name="T30">позволяет вынести дочерний тег из родительского в корневой уровень</text:span></text:p>
      <text:p text:style-name="P11"><text:span text:style-name="T30">.</text:span>a {</text:p>
      <text:p text:style-name="P11"><text:s text:c="4"/>@at-root {</text:p>
      <text:p text:style-name="P11"><text:tab/>.b{...}</text:p>
      <text:p text:style-name="P11"><text:tab/>.c{...}</text:p>
      <text:p text:style-name="P11"><text:s text:c="4"/>}</text:p>
      <text:p text:style-name="P11">}</text:p>
      <text:p text:style-name="P9">Получим:</text:p>
      <text:p text:style-name="P9">.<text:span text:style-name="T29">a{}</text:span></text:p>
      <text:p text:style-name="P11">.b{}</text:p>
      <text:p text:style-name="P11">.c{}</text:p>
      <text:p text:style-name="P10">Функции</text:p>
      <text:p text:style-name="P9"><text:span text:style-name="T34">@function</text:span> <text:span text:style-name="T36">grid-width</text:span>($n) {</text:p>
      <text:p text:style-name="P9"><text:s text:c="2"/><text:span text:style-name="T34">@return</text:span> $n * $grid-width + ($n - 1) * $gutter-width;</text:p>
      <text:p text:style-name="P9">}</text:p>
      <text:p text:style-name="P9">#sidebar { width: <text:span text:style-name="T36">grid-width</text:span>(5); }</text:p>
      <text:p text:style-name="P9">Функции имеют доступ к глобальным переменным.</text:p>
      <text:p text:style-name="P8"><text:span text:style-name="T39">Могут принимать именованные переменные - </text:span><text:span text:style-name="T11">grid-width</text:span><text:span text:style-name="T5">(</text:span><text:span text:style-name="T13">$n</text:span><text:span text:style-name="T6">:</text:span><text:span text:style-name="T2"> </text:span><text:span text:style-name="T17">5</text:span><text:span text:style-name="T5">)</text:span>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Source Sans Pro" svg:font-family="'Source Sans Pro', sans-serif"/>
    <style:font-face style:name="Tahoma1" svg:font-family="Tahoma"/>
    <style:font-face style:name="monospace1" svg:font-family="monospace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26cm" fo:margin-bottom="0.753cm" fo:margin-left="0.9cm" fo:margin-right="0.9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34S</meta:editing-duration>
    <meta:editing-cycles>64</meta:editing-cycles>
    <meta:generator>OpenOffice/4.1.2$Win32 OpenOffice.org_project/412m3$Build-9782</meta:generator>
    <dc:date>2019-04-18T01:20:10.10</dc:date>
    <dc:creator>Serg Y</dc:creator>
    <meta:document-statistic meta:table-count="0" meta:image-count="0" meta:object-count="0" meta:page-count="5" meta:paragraph-count="243" meta:word-count="1140" meta:character-count="7545"/>
    <meta:user-defined meta:name="Info 1"/>
    <meta:user-defined meta:name="Info 2"/>
    <meta:user-defined meta:name="Info 3"/>
    <meta:user-defined meta:name="Info 4"/>
  </office:meta>
</office:document-meta>
</file>